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31f8" officeooo:paragraph-rsid="001031f8"/>
    </style:style>
    <style:style style:name="P2" style:family="paragraph" style:parent-style-name="Standard" style:list-style-name="L1">
      <style:text-properties officeooo:rsid="0011bdf9" officeooo:paragraph-rsid="0011bdf9"/>
    </style:style>
    <style:style style:name="P3" style:family="paragraph" style:parent-style-name="Standard" style:list-style-name="L1">
      <style:text-properties officeooo:rsid="0011cdb6" officeooo:paragraph-rsid="0011cdb6"/>
    </style:style>
    <style:style style:name="P4" style:family="paragraph" style:parent-style-name="Standard" style:list-style-name="L1">
      <style:text-properties officeooo:rsid="00127c1e" officeooo:paragraph-rsid="00127c1e"/>
    </style:style>
    <style:style style:name="P5" style:family="paragraph" style:parent-style-name="Standard" style:list-style-name="L1">
      <style:text-properties officeooo:rsid="0013c340" officeooo:paragraph-rsid="0013c340"/>
    </style:style>
    <style:style style:name="P6" style:family="paragraph" style:parent-style-name="Standard" style:list-style-name="L1">
      <style:text-properties officeooo:rsid="0013f539" officeooo:paragraph-rsid="0013f539"/>
    </style:style>
    <style:style style:name="P7" style:family="paragraph" style:parent-style-name="Standard" style:list-style-name="L1">
      <style:text-properties officeooo:rsid="0016398a" officeooo:paragraph-rsid="0016398a"/>
    </style:style>
    <style:style style:name="P8" style:family="paragraph" style:parent-style-name="Standard" style:list-style-name="L1">
      <style:text-properties officeooo:rsid="0016d7d3" officeooo:paragraph-rsid="0016d7d3"/>
    </style:style>
    <style:style style:name="P9" style:family="paragraph" style:parent-style-name="Standard" style:list-style-name="L1">
      <style:text-properties officeooo:rsid="00170795" officeooo:paragraph-rsid="00170795"/>
    </style:style>
    <style:style style:name="P10" style:family="paragraph" style:parent-style-name="Standard" style:list-style-name="L1">
      <style:text-properties officeooo:rsid="0019049d" officeooo:paragraph-rsid="0019049d"/>
    </style:style>
    <style:style style:name="P11" style:family="paragraph" style:parent-style-name="Standard" style:list-style-name="L1">
      <style:text-properties officeooo:rsid="00199da1" officeooo:paragraph-rsid="00199da1"/>
    </style:style>
    <style:style style:name="P12" style:family="paragraph" style:parent-style-name="Standard" style:list-style-name="L1">
      <style:text-properties officeooo:rsid="0019cc11" officeooo:paragraph-rsid="0019cc11"/>
    </style:style>
    <style:style style:name="P13" style:family="paragraph" style:parent-style-name="Standard" style:list-style-name="L1">
      <style:text-properties officeooo:rsid="001bf8d3" officeooo:paragraph-rsid="001bf8d3"/>
    </style:style>
    <style:style style:name="P14" style:family="paragraph" style:parent-style-name="Standard" style:list-style-name="L1">
      <style:text-properties officeooo:rsid="001d1297" officeooo:paragraph-rsid="001d1297"/>
    </style:style>
    <style:style style:name="P15" style:family="paragraph" style:parent-style-name="Standard" style:list-style-name="L1">
      <style:text-properties officeooo:rsid="001de7a3" officeooo:paragraph-rsid="001de7a3"/>
    </style:style>
    <style:style style:name="P16" style:family="paragraph" style:parent-style-name="Standard" style:list-style-name="L1">
      <style:text-properties officeooo:rsid="001e3fb1" officeooo:paragraph-rsid="001e3fb1"/>
    </style:style>
    <style:style style:name="T1" style:family="text">
      <style:text-properties officeooo:rsid="0011cdb6"/>
    </style:style>
    <style:style style:name="T2" style:family="text">
      <style:text-properties officeooo:rsid="0019049d"/>
    </style:style>
    <style:style style:name="T3" style:family="text">
      <style:text-properties officeooo:rsid="001e3f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88593338192439034" text:style-name="L1">
        <text:list-item>
          <text:p text:style-name="P1">KSO</text:p>
          <text:list>
            <text:list-item>
              <text:p text:style-name="P1"><text:span text:style-name="T1">Instrument </text:span>Model</text:p>
              <text:list>
                <text:list-item>
                  <text:p text:style-name="P4">Mechanics</text:p>
                  <text:list>
                    <text:list-item>
                      <text:p text:style-name="P4">Trajectory</text:p>
                    </text:list-item>
                    <text:list-item>
                      <text:p text:style-name="P4">Pointing</text:p>
                    </text:list-item>
                  </text:list>
                </text:list-item>
                <text:list-item>
                  <text:p text:style-name="P2">Atmosphere</text:p>
                  <text:list>
                    <text:list-item>
                      <text:p text:style-name="P4">Absorption</text:p>
                    </text:list-item>
                    <text:list-item>
                      <text:p text:style-name="P4">Density</text:p>
                    </text:list-item>
                  </text:list>
                </text:list-item>
                <text:list-item>
                  <text:p text:style-name="P2">Optics</text:p>
                  <text:list>
                    <text:list-item>
                      <text:p text:style-name="P9">Parameters</text:p>
                      <text:list>
                        <text:list-item>
                          <text:p text:style-name="P9">Focal Lengt<text:span text:style-name="T3">h</text:span></text:p>
                        </text:list-item>
                        <text:list-item>
                          <text:p text:style-name="P9">Magnification</text:p>
                        </text:list-item>
                        <text:list-item>
                          <text:p text:style-name="P9">Field-of-view</text:p>
                        </text:list-item>
                        <text:list-item>
                          <text:p text:style-name="P9">Pixel subtent</text:p>
                        </text:list-item>
                      </text:list>
                    </text:list-item>
                    <text:list-item>
                      <text:p text:style-name="P3">Components</text:p>
                      <text:list>
                        <text:list-item>
                          <text:p text:style-name="P3">Primary</text:p>
                          <text:list>
                            <text:list-item>
                              <text:p text:style-name="P3">Surface</text:p>
                            </text:list-item>
                            <text:list-item>
                              <text:p text:style-name="P4">Coating</text:p>
                            </text:list-item>
                            <text:list-item>
                              <text:p text:style-name="P4">Rulings</text:p>
                            </text:list-item>
                            <text:list-item>
                              <text:p text:style-name="P5">Geometry</text:p>
                            </text:list-item>
                            <text:list-item>
                              <text:p text:style-name="P11">Temperature</text:p>
                            </text:list-item>
                          </text:list>
                        </text:list-item>
                        <text:list-item>
                          <text:p text:style-name="P3">Secondary</text:p>
                          <text:list>
                            <text:list-item>
                              <text:p text:style-name="P4">Surface</text:p>
                            </text:list-item>
                            <text:list-item>
                              <text:p text:style-name="P4">Coating</text:p>
                            </text:list-item>
                            <text:list-item>
                              <text:p text:style-name="P4">Rulings</text:p>
                            </text:list-item>
                            <text:list-item>
                              <text:p text:style-name="P5">Geometry</text:p>
                            </text:list-item>
                            <text:list-item>
                              <text:p text:style-name="P11">Temperature</text:p>
                            </text:list-item>
                          </text:list>
                        </text:list-item>
                        <text:list-item>
                          <text:p text:style-name="P5">Filter</text:p>
                          <text:list>
                            <text:list-item>
                              <text:p text:style-name="P5">Mesh</text:p>
                            </text:list-item>
                            <text:list-item>
                              <text:p text:style-name="P5">Transmission</text:p>
                            </text:list-item>
                            <text:list-item>
                              <text:p text:style-name="P5">Geometry</text:p>
                            </text:list-item>
                          </text:list>
                        </text:list-item>
                        <text:list-item>
                          <text:p text:style-name="P3">Detector</text:p>
                          <text:list>
                            <text:list-item>
                              <text:p text:style-name="P4">Flat-field</text:p>
                            </text:list-item>
                            <text:list-item>
                              <text:p text:style-name="P5">Noise</text:p>
                              <text:list>
                                <text:list-item>
                                  <text:p text:style-name="P5">Pedestal</text:p>
                                </text:list-item>
                                <text:list-item>
                                  <text:p text:style-name="P5">Dark-current</text:p>
                                </text:list-item>
                                <text:list-item>
                                  <text:p text:style-name="P5">Cosmic rays</text:p>
                                </text:list-item>
                                <text:list-item>
                                  <text:p text:style-name="P6">Shot noise</text:p>
                                </text:list-item>
                              </text:list>
                            </text:list-item>
                            <text:list-item>
                              <text:p text:style-name="P6">Gain</text:p>
                            </text:list-item>
                            <text:list-item>
                              <text:p text:style-name="P6">Quantum-efficiency</text:p>
                            </text:list-item>
                            <text:list-item>
                              <text:p text:style-name="P12">Geometry</text:p>
                            </text:list-item>
                            <text:list-item>
                              <text:p text:style-name="P10">Temperatur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Throughput</text:p>
                    </text:list-item>
                    <text:list-item>
                      <text:p text:style-name="P3"><text:span text:style-name="T2">Spatial-spectral p</text:span>oint-spread function</text:p>
                    </text:list-item>
                    <text:list-item>
                      <text:p text:style-name="P9">Dispersion</text:p>
                    </text:list-item>
                  </text:list>
                </text:list-item>
              </text:list>
            </text:list-item>
            <text:list-item>
              <text:p text:style-name="P1"><text:soft-page-break/>Pipeline</text:p>
              <text:list>
                <text:list-item>
                  <text:p text:style-name="P7">Level 1</text:p>
                  <text:list>
                    <text:list-item>
                      <text:p text:style-name="P11">Pointing correction</text:p>
                    </text:list-item>
                    <text:list-item>
                      <text:p text:style-name="P11">Atmospheric correction</text:p>
                    </text:list-item>
                    <text:list-item>
                      <text:p text:style-name="P11">Detector removal</text:p>
                    </text:list-item>
                    <text:list-item>
                      <text:p text:style-name="P12">Apply calibration</text:p>
                    </text:list-item>
                  </text:list>
                </text:list-item>
                <text:list-item>
                  <text:p text:style-name="P8">Level 2</text:p>
                  <text:list>
                    <text:list-item>
                      <text:p text:style-name="P11">SSPSF removal</text:p>
                    </text:list-item>
                  </text:list>
                </text:list-item>
                <text:list-item>
                  <text:p text:style-name="P8">Level 3</text:p>
                  <text:list>
                    <text:list-item>
                      <text:p text:style-name="P12">Spatial-spectral deconvolution</text:p>
                    </text:list-item>
                  </text:list>
                </text:list-item>
              </text:list>
            </text:list-item>
            <text:list-item>
              <text:p text:style-name="P2">Analysis</text:p>
            </text:list-item>
            <text:list-item>
              <text:p text:style-name="P2">Util</text:p>
            </text:list-item>
            <text:list-item>
              <text:p text:style-name="P8">Te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5:32:31.732935392</meta:creation-date>
    <dc:date>2017-07-29T13:07:09.289446549</dc:date>
    <meta:editing-duration>PT17H49M24S</meta:editing-duration>
    <meta:editing-cycles>1</meta:editing-cycles>
    <meta:document-statistic meta:table-count="0" meta:image-count="0" meta:object-count="0" meta:page-count="2" meta:paragraph-count="58" meta:word-count="132" meta:character-count="659" meta:non-whitespace-character-count="643"/>
    <meta:generator>LibreOffice/5.1.4.2$Linux_X86_64 LibreOffice_project/10m0$Build-2</meta:generator>
  </office:meta>
</office:document-meta>
</file>